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f9b" officeooo:paragraph-rsid="00157f9b"/>
    </style:style>
    <style:style style:name="P2" style:family="paragraph" style:parent-style-name="Standard" style:list-style-name="L1">
      <style:text-properties officeooo:rsid="00157f9b" officeooo:paragraph-rsid="00157f9b"/>
    </style:style>
    <style:style style:name="P3" style:family="paragraph" style:parent-style-name="Standard" style:list-style-name="L1">
      <style:text-properties officeooo:paragraph-rsid="00157f9b"/>
    </style:style>
    <style:style style:name="P4" style:family="paragraph" style:parent-style-name="Standard" style:list-style-name="L2">
      <style:text-properties officeooo:rsid="001690a9" officeooo:paragraph-rsid="001690a9"/>
    </style:style>
    <style:style style:name="P5" style:family="paragraph" style:parent-style-name="Standard" style:list-style-name="L1">
      <style:text-properties officeooo:rsid="001690a9" officeooo:paragraph-rsid="001690a9"/>
    </style:style>
    <style:style style:name="P6" style:family="paragraph" style:parent-style-name="Standard" style:list-style-name="L2">
      <style:text-properties officeooo:paragraph-rsid="001690a9"/>
    </style:style>
    <style:style style:name="P7" style:family="paragraph" style:parent-style-name="Standard" style:list-style-name="L2">
      <style:text-properties officeooo:rsid="00176a92" officeooo:paragraph-rsid="00176a92"/>
    </style:style>
    <style:style style:name="P8" style:family="paragraph" style:parent-style-name="Standard" style:list-style-name="L3">
      <style:text-properties officeooo:rsid="00176a92" officeooo:paragraph-rsid="00176a92"/>
    </style:style>
    <style:style style:name="P9" style:family="paragraph" style:parent-style-name="Standard">
      <style:text-properties officeooo:rsid="00176a92" officeooo:paragraph-rsid="00176a92"/>
    </style:style>
    <style:style style:name="P10" style:family="paragraph" style:parent-style-name="Standard" style:list-style-name="L4">
      <style:text-properties officeooo:rsid="00176a92" officeooo:paragraph-rsid="00176a92"/>
    </style:style>
    <style:style style:name="P11" style:family="paragraph" style:parent-style-name="Standard" style:list-style-name="L4">
      <style:text-properties officeooo:paragraph-rsid="00176a92"/>
    </style:style>
    <style:style style:name="P12" style:family="paragraph" style:parent-style-name="Standard" style:list-style-name="L2">
      <style:text-properties officeooo:rsid="0020d041" officeooo:paragraph-rsid="0020d041"/>
    </style:style>
    <style:style style:name="P13" style:family="paragraph" style:parent-style-name="Standard" style:list-style-name="L2">
      <style:text-properties officeooo:rsid="00242bc9" officeooo:paragraph-rsid="00242bc9"/>
    </style:style>
    <style:style style:name="P14" style:family="paragraph" style:parent-style-name="Standard" style:list-style-name="L2">
      <style:text-properties officeooo:rsid="002ed455" officeooo:paragraph-rsid="002ed455"/>
    </style:style>
    <style:style style:name="P15" style:family="paragraph" style:parent-style-name="Standard">
      <style:text-properties officeooo:rsid="002ed455" officeooo:paragraph-rsid="002ed455"/>
    </style:style>
    <style:style style:name="P16" style:family="paragraph" style:parent-style-name="Standard" style:list-style-name="L6">
      <style:text-properties officeooo:rsid="0030f7bb" officeooo:paragraph-rsid="0030f7bb"/>
    </style:style>
    <style:style style:name="T1" style:family="text">
      <style:text-properties officeooo:rsid="00157f9b"/>
    </style:style>
    <style:style style:name="T2" style:family="text">
      <style:text-properties officeooo:rsid="001690a9"/>
    </style:style>
    <style:style style:name="T3" style:family="text">
      <style:text-properties officeooo:rsid="00176a92"/>
    </style:style>
    <style:style style:name="T4" style:family="text">
      <style:text-properties officeooo:rsid="001b4f0d"/>
    </style:style>
    <style:style style:name="T5" style:family="text">
      <style:text-properties officeooo:rsid="0023920b"/>
    </style:style>
    <style:style style:name="T6" style:family="text">
      <style:text-properties officeooo:rsid="0027d200"/>
    </style:style>
    <style:style style:name="T7" style:family="text">
      <style:text-properties officeooo:rsid="00285f0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---------------------------------------------------------<text:span text:style-name="T5">Distributed Version Control-------------------------</text:span></text:p>
      <text:p text:style-name="P1"><text:tab/><text:tab/><text:span text:style-name="T4">cd demo...................</text:span></text:p>
      <text:list xml:id="list516285186661416725" text:style-name="L3">
        <text:list-item>
          <text:p text:style-name="P8">For login setup</text:p>
        </text:list-item>
      </text:list>
      <text:list xml:id="list6033585247427464789" text:style-name="L4">
        <text:list-item>
          <text:p text:style-name="P11"><text:span text:style-name="T3">git config—global user.name prom</text:span></text:p>
        </text:list-item>
        <text:list-item>
          <text:p text:style-name="P10">git config—global user.email </text:p>
        </text:list-item>
      </text:list>
      <text:p text:style-name="P9"/>
      <text:p text:style-name="P9"/>
      <text:list xml:id="list280532942253887107" text:style-name="L1">
        <text:list-item>
          <text:p text:style-name="P2">git init</text:p>
        </text:list-item>
        <text:list-item>
          <text:p text:style-name="P2">touch file.txt <text:s/>//to create a file </text:p>
        </text:list-item>
        <text:list-item>
          <text:p text:style-name="P5">touch file1.txt</text:p>
        </text:list-item>
        <text:list-item>
          <text:p text:style-name="P2">git add file.txt //add files to the staging area and to add these file to the repository we use</text:p>
        </text:list-item>
        <text:list-item>
          <text:p text:style-name="P2">git commit</text:p>
        </text:list-item>
        <text:list-item>
          <text:p text:style-name="P3"><text:span text:style-name="T1">git status</text:span></text:p>
        </text:list-item>
      </text:list>
      <text:p text:style-name="P1">git lifecycle--</text:p>
      <text:p text:style-name="P1">. file in the working directory--&gt;staging area--&gt;repository </text:p>
      <text:p text:style-name="P1"/>
      <text:list xml:id="list1191236543587173472" text:style-name="L2">
        <text:list-item>
          <text:p text:style-name="P6"><text:span text:style-name="T2">to add..... git add pro.txt </text:span></text:p>
        </text:list-item>
        <text:list-item>
          <text:p text:style-name="P4">git add pro1.txt</text:p>
        </text:list-item>
        <text:list-item>
          <text:p text:style-name="P7">git commit -m "message" // to commit the changes to the repository</text:p>
        </text:list-item>
        <text:list-item>
          <text:p text:style-name="P12">git log // to get the status of the diff files</text:p>
        </text:list-item>
        <text:list-item>
          <text:p text:style-name="P13">git checkout – <text:span text:style-name="T7">filename </text:span><text:s/>//for revert back the thing <text:span text:style-name="T6">i.e. to perform the undo of the changes.</text:span></text:p>
        </text:list-item>
        <text:list-item>
          <text:p text:style-name="P14">git oneline // to see all the commit in the repository</text:p>
        </text:list-item>
        <text:list-item>
          <text:p text:style-name="P14">git checkout commitId </text:p>
        </text:list-item>
      </text:list>
      <text:p text:style-name="P15"/>
      <text:list xml:id="list1639259317384706819" text:style-name="L6">
        <text:list-item>
          <text:p text:style-name="P16">git checkout master // to go to the master </text:p>
        </text:list-item>
      </text:list>
      <text:p text:style-name="P9"/>
      <text:p text:style-name="P9"/>
      <text:list xml:id="list110137778154227" text:continue-list="list1191236543587173472" text:style-name="L2">
        <text:list-header>
          <text:p text:style-name="P7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00:43.281770617</meta:creation-date>
    <meta:generator>LibreOffice/5.1.6.2$Linux_X86_64 LibreOffice_project/10m0$Build-2</meta:generator>
    <dc:date>2018-11-29T11:01:23.906306401</dc:date>
    <meta:editing-duration>PT1H39M36S</meta:editing-duration>
    <meta:editing-cycles>10</meta:editing-cycles>
    <meta:document-statistic meta:table-count="0" meta:image-count="0" meta:object-count="0" meta:page-count="1" meta:paragraph-count="22" meta:word-count="150" meta:character-count="850" meta:non-whitespace-character-count="733"/>
  </office:meta>
</office:document-meta>
</file>